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3E8F72618190C972330.png" manifest:media-type="image/png"/>
  <manifest:file-entry manifest:full-path="Pictures/10000201000004E2000003E8C9C811631A18BB09.png" manifest:media-type="image/png"/>
  <manifest:file-entry manifest:full-path="Pictures/10000000000003F7000000EFA314CED51453DAA2.png" manifest:media-type="image/png"/>
  <manifest:file-entry manifest:full-path="Pictures/10000201000004E2000003E8374E97D066EB4DDB.png" manifest:media-type="image/png"/>
  <manifest:file-entry manifest:full-path="Pictures/10000000000003F3000000ED08618B3FFBE3BF45.png" manifest:media-type="image/png"/>
  <manifest:file-entry manifest:full-path="Pictures/1000020100000636000006EB37BC92647E69F650.png" manifest:media-type="image/png"/>
  <manifest:file-entry manifest:full-path="Pictures/10000000000003F400000075D011FF2B42D1065F.png" manifest:media-type="image/png"/>
  <manifest:file-entry manifest:full-path="Pictures/10000201000004E2000003E89BA702B3D733886C.png" manifest:media-type="image/png"/>
  <manifest:file-entry manifest:full-path="Pictures/1000000000000280000001E0D959E92CA676BD1D.png" manifest:media-type="image/png"/>
  <manifest:file-entry manifest:full-path="Pictures/10000201000004E2000003E844CBBC6A87256BE7.png" manifest:media-type="image/png"/>
  <manifest:file-entry manifest:full-path="Pictures/1000000000000280000001E02626F7E8B8A66EAF.png" manifest:media-type="image/png"/>
  <manifest:file-entry manifest:full-path="Pictures/10000201000004E2000003E84C8012342FC0F3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26cm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824cm" fo:min-width="5.68cm" draw:fontwork-adjust="autosize" draw:fontwork-distance="-0.3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826cm" fo:min-width="4.449cm" fo:padding-left="0.3cm"/>
    </style:style>
    <style:style style:name="gr6" style:family="graphic" style:parent-style-name="standard">
      <style:graphic-properties draw:stroke="none" svg:stroke-color="#000000" draw:fill="none" draw:fill-color="#ffffff" fo:min-height="1.825cm"/>
    </style:style>
    <style:style style:name="gr7" style:family="graphic" style:parent-style-name="standard">
      <style:graphic-properties draw:stroke="none" svg:stroke-color="#000000" draw:fill="none" draw:fill-color="#ffffff" fo:min-height="2.95cm"/>
    </style:style>
    <style:style style:name="gr8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16cm" svg:y1="5.2cm" svg:x2="41cm" svg:y2="5.2cm">
          <text:p/>
        </draw:line>
        <draw:line draw:style-name="gr1" draw:text-style-name="P1" draw:layer="layout" svg:x1="1.516cm" svg:y1="11.199cm" svg:x2="41cm" svg:y2="11.199cm">
          <text:p/>
        </draw:line>
        <draw:line draw:style-name="gr1" draw:text-style-name="P1" draw:layer="layout" svg:x1="1.516cm" svg:y1="25.871cm" svg:x2="41cm" svg:y2="25.871cm">
          <text:p/>
        </draw:line>
        <draw:frame draw:style-name="gr2" draw:text-style-name="P2" draw:layer="layout" svg:width="13.161cm" svg:height="2.076cm" svg:x="14.03cm" svg:y="11.846cm">
          <draw:text-box>
            <text:p>Resource Allocation</text:p>
          </draw:text-box>
        </draw:frame>
        <draw:frame draw:style-name="gr3" draw:text-style-name="P3" draw:layer="layout" svg:width="8.911cm" svg:height="9.925cm" svg:x="3.609cm" svg:y="14.435cm">
          <draw:image xlink:href="Pictures/1000020100000636000006EB37BC92647E69F650.png" xlink:type="simple" xlink:show="embed" xlink:actuate="onLoad">
            <text:p/>
          </draw:image>
        </draw:frame>
        <draw:frame draw:style-name="gr3" draw:text-style-name="P3" draw:layer="layout" svg:width="18.554cm" svg:height="4.35cm" svg:x="21.367cm" svg:y="13.969cm">
          <draw:image xlink:href="Pictures/10000000000003F3000000ED08618B3FFBE3BF45.png" xlink:type="simple" xlink:show="embed" xlink:actuate="onLoad">
            <text:p/>
          </draw:image>
        </draw:frame>
        <draw:frame draw:style-name="gr4" draw:text-style-name="P5" draw:layer="layout" svg:width="6.18cm" svg:height="2.074cm" svg:x="15.109cm" svg:y="14.652cm">
          <draw:text-box>
            <text:p text:style-name="P4">1. report</text:p>
          </draw:text-box>
        </draw:frame>
        <draw:frame draw:style-name="gr3" draw:text-style-name="P3" draw:layer="layout" svg:width="18.77cm" svg:height="4.419cm" svg:x="21.367cm" svg:y="18.319cm">
          <draw:image xlink:href="Pictures/10000000000003F7000000EFA314CED51453DAA2.png" xlink:type="simple" xlink:show="embed" xlink:actuate="onLoad">
            <text:p/>
          </draw:image>
        </draw:frame>
        <draw:frame draw:style-name="gr5" draw:text-style-name="P2" draw:layer="layout" svg:width="4.999cm" svg:height="2.076cm" svg:x="15.504cm" svg:y="18.966cm">
          <draw:text-box>
            <text:p>2. sort</text:p>
          </draw:text-box>
        </draw:frame>
        <draw:frame draw:style-name="gr3" draw:text-style-name="P3" draw:layer="layout" svg:width="18.77cm" svg:height="2.167cm" svg:x="21.367cm" svg:y="23.067cm">
          <draw:image xlink:href="Pictures/10000000000003F400000075D011FF2B42D1065F.png" xlink:type="simple" xlink:show="embed" xlink:actuate="onLoad">
            <text:p/>
          </draw:image>
        </draw:frame>
        <draw:frame draw:style-name="gr6" draw:text-style-name="P2" draw:layer="layout" svg:width="6.042cm" svg:height="2.075cm" svg:x="15.325cm" svg:y="22.716cm">
          <draw:text-box>
            <text:p>3. result</text:p>
          </draw:text-box>
        </draw:frame>
        <draw:line draw:style-name="gr1" draw:text-style-name="P1" draw:layer="layout" svg:x1="1.516cm" svg:y1="41.4cm" svg:x2="41cm" svg:y2="41.4cm">
          <text:p/>
        </draw:line>
        <draw:frame draw:style-name="gr3" draw:text-style-name="P3" draw:layer="layout" svg:width="16.182cm" svg:height="12.137cm" svg:x="2.379cm" svg:y="26.517cm">
          <draw:image xlink:href="Pictures/1000000000000280000001E0D959E92CA676BD1D.png" xlink:type="simple" xlink:show="embed" xlink:actuate="onLoad">
            <text:p/>
          </draw:image>
        </draw:frame>
        <draw:frame draw:style-name="gr3" draw:text-style-name="P3" draw:layer="layout" svg:width="16.108cm" svg:height="12.083cm" svg:x="23.165cm" svg:y="26.517cm">
          <draw:image xlink:href="Pictures/1000000000000280000001E02626F7E8B8A66EAF.png" xlink:type="simple" xlink:show="embed" xlink:actuate="onLoad">
            <text:p/>
          </draw:image>
        </draw:frame>
        <draw:frame draw:style-name="gr2" draw:text-style-name="P2" draw:layer="layout" svg:width="8.415cm" svg:height="2.076cm" svg:x="6.263cm" svg:y="39.247cm">
          <draw:text-box>
            <text:p>old</text:p>
          </draw:text-box>
        </draw:frame>
        <draw:frame draw:style-name="gr2" draw:text-style-name="P2" draw:layer="layout" svg:width="4.964cm" svg:height="2.076cm" svg:x="29.348cm" svg:y="39.247cm">
          <draw:text-box>
            <text:p>new</text:p>
          </draw:text-box>
        </draw:frame>
        <draw:frame draw:style-name="gr3" draw:text-style-name="P3" draw:layer="layout" svg:width="9.45cm" svg:height="7.551cm" svg:x="1.3cm" svg:y="42.917cm">
          <draw:image xlink:href="Pictures/10000201000004E2000003E84C8012342FC0F394.png" xlink:type="simple" xlink:show="embed" xlink:actuate="onLoad">
            <text:p/>
          </draw:image>
        </draw:frame>
        <draw:frame draw:style-name="gr3" draw:text-style-name="P3" draw:layer="layout" svg:width="9.45cm" svg:height="7.551cm" svg:x="10.578cm" svg:y="42.917cm">
          <draw:image xlink:href="Pictures/10000201000004E2000003E89BA702B3D733886C.png" xlink:type="simple" xlink:show="embed" xlink:actuate="onLoad">
            <text:p/>
          </draw:image>
        </draw:frame>
        <draw:frame draw:style-name="gr3" draw:text-style-name="P3" draw:layer="layout" svg:width="9.45cm" svg:height="7.551cm" svg:x="19.898cm" svg:y="42.917cm">
          <draw:image xlink:href="Pictures/10000201000004E2000003E8374E97D066EB4DDB.png" xlink:type="simple" xlink:show="embed" xlink:actuate="onLoad">
            <text:p/>
          </draw:image>
        </draw:frame>
        <draw:frame draw:style-name="gr3" draw:text-style-name="P3" draw:layer="layout" svg:width="9.45cm" svg:height="7.552cm" svg:x="1.3cm" svg:y="50.036cm">
          <draw:image xlink:href="Pictures/10000201000004E2000003E844CBBC6A87256BE7.png" xlink:type="simple" xlink:show="embed" xlink:actuate="onLoad">
            <text:p/>
          </draw:image>
        </draw:frame>
        <draw:frame draw:style-name="gr3" draw:text-style-name="P3" draw:layer="layout" svg:width="9.44cm" svg:height="7.55cm" svg:x="10.58cm" svg:y="50.04cm">
          <draw:image xlink:href="Pictures/10000201000004E2000003E8C9C811631A18BB09.png" xlink:type="simple" xlink:show="embed" xlink:actuate="onLoad">
            <text:p/>
          </draw:image>
        </draw:frame>
        <draw:frame draw:style-name="gr3" draw:text-style-name="P3" draw:layer="layout" svg:width="9.44cm" svg:height="7.55cm" svg:x="19.9cm" svg:y="50.04cm">
          <draw:image xlink:href="Pictures/10000201000004E2000003E8F72618190C972330.png" xlink:type="simple" xlink:show="embed" xlink:actuate="onLoad">
            <text:p/>
          </draw:image>
        </draw:frame>
        <draw:frame draw:style-name="gr7" draw:text-style-name="P2" draw:layer="layout" svg:width="7.3cm" svg:height="3.2cm" svg:x="18.5cm" svg:y="6.1cm">
          <draw:text-box>
            <text:p>URLLC</text:p>
          </draw:text-box>
        </draw:frame>
        <draw:frame draw:style-name="gr8" draw:text-style-name="P2" draw:layer="layout" svg:width="12.4cm" svg:height="2.4cm" svg:x="17.3cm" svg:y="1.6cm">
          <draw:text-box>
            <text:p>Hello, IT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08T16:59:09.747239826</dc:date>
    <meta:editing-duration>PT19M24S</meta:editing-duration>
    <meta:editing-cycles>6</meta:editing-cycles>
    <meta:document-statistic meta:object-count="24"/>
  </office:meta>
</office:document-meta>
</file>